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640000004B0FFB7843D.png" manifest:media-type="image/png"/>
  <manifest:file-entry manifest:full-path="Pictures/1000000000000640000004B0EC954AE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Glossy-outline1">
      <style:graphic-properties draw:fill-color="#ffffff" draw:auto-grow-height="true" fo:min-height="1cm"/>
    </style:style>
    <style:style style:name="pr2" style:family="presentation" style:parent-style-name="Glossy-outline1">
      <style:graphic-properties draw:fill-color="#ffffff" draw:auto-grow-height="true" fo:min-height="11.87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draw:fill-color="#ffffff" draw:auto-grow-height="true" fo:min-height="3.005cm"/>
    </style:style>
    <style:style style:name="pr5" style:family="presentation" style:parent-style-name="Glossy-outline1">
      <style:graphic-properties draw:fill-color="#ffffff" draw:auto-grow-height="true" fo:min-height="6.879cm"/>
    </style:style>
    <style:style style:name="pr6" style:family="presentation" style:parent-style-name="Glossy-outline1">
      <style:graphic-properties draw:fill-color="#ffffff" draw:auto-grow-height="true" fo:min-height="7.788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1.2cm" fo:margin-right="0cm" fo:text-indent="-0.9cm"/>
      <style:text-properties fo:font-size="66pt" style:font-size-asian="80pt" style:font-size-complex="8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style:font-size-asian="28.1000003814697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66pt" style:font-size-asian="80pt" style:font-size-complex="80pt"/>
    </style:style>
    <style:style style:name="T2" style:family="text">
      <style:text-properties fo:font-size="44pt" style:font-size-asian="54pt" style:font-size-complex="54pt"/>
    </style:style>
    <style:style style:name="T3" style:family="text">
      <style:text-properties style:use-window-font-color="true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underline-style="none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16.799cm" svg:height="1.314cm" svg:x="0.801cm" svg:y="15.5cm" presentation:class="outline" presentation:user-transformed="true">
          <draw:text-box>
            <text:list text:style-name="L1">
              <text:list-header>
                <text:p text:style-name="P1">班員:卜部、富田、名取、濱中</text:p>
              </text:list-header>
            </text:list>
          </draw:text-box>
        </draw:frame>
        <draw:frame presentation:style-name="pr2" draw:text-style-name="P2" draw:layer="layout" svg:width="24.299cm" svg:height="11.879cm" svg:x="2.3cm" svg:y="6.4cm" presentation:class="outline" presentation:user-transformed="true">
          <draw:text-box>
            <text:list text:style-name="L1">
              <text:list-header>
                <text:p text:style-name="P1"><text:span text:style-name="T1">完動班進捗報告</text:span></text:p>
                <text:p text:style-name="P1"><text:span text:style-name="T2">12/11/16</text:span>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16.799cm" svg:height="1.314cm" svg:x="0.801cm" svg:y="15.5cm" presentation:class="outline" presentation:user-transformed="true">
          <draw:text-box>
            <text:list text:style-name="L1">
              <text:list-header>
                <text:p text:style-name="P1">班員:卜部、<text:span text:style-name="T3">富</text:span>田、名取、濱中</text:p>
              </text:list-header>
            </text:list>
          </draw:text-box>
        </draw:frame>
        <draw:frame presentation:style-name="pr2" draw:text-style-name="P2" draw:layer="layout" svg:width="24.299cm" svg:height="11.879cm" svg:x="2.3cm" svg:y="6.4cm" presentation:class="outline" presentation:user-transformed="true">
          <draw:text-box>
            <text:list text:style-name="L1">
              <text:list-header>
                <text:p text:style-name="P1"><text:span text:style-name="T1">完動班進捗報告</text:span></text:p>
                <text:p text:style-name="P1"><text:span text:style-name="T2">12/11/16</text:span></text:p>
                <text:p text:style-name="P1"/>
              </text:list-header>
            </text:list>
          </draw:text-box>
        </draw:frame>
        <draw:frame presentation:style-name="pr1" draw:text-style-name="P1" draw:layer="layout" svg:width="2.398cm" svg:height="1.314cm" svg:x="7.102cm" svg:y="14.2cm" presentation:class="outline" presentation:user-transformed="true">
          <draw:text-box>
            <text:list text:style-name="L1">
              <text:list-header>
                <text:p text:style-name="P1"><text:span text:style-name="T4">冨</text:span></text:p>
              </text:list-header>
            </text:list>
          </draw:text-box>
        </draw:frame>
        <draw:custom-shape draw:style-name="gr2" draw:text-style-name="P4" draw:layer="layout" svg:width="1.457cm" svg:height="1.457cm" draw:transform="rotate (0.7853981633973) translate (7.651cm 16.189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748.148148148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6" draw:layer="layout" svg:width="24.299cm" svg:height="3.005cm" svg:x="1.254cm" svg:y="0cm" presentation:class="title">
          <draw:text-box>
            <text:p text:style-name="P6">コンパイラ担当：卜部</text:p>
          </draw:text-box>
        </draw:frame>
        <draw:frame presentation:style-name="pr5" draw:text-style-name="P1" draw:layer="layout" svg:width="24.299cm" svg:height="7.56cm" svg:x="1.301cm" svg:y="6.621cm" presentation:class="outline" presentation:user-transformed="true">
          <draw:text-box>
            <text:list text:style-name="L1">
              <text:list-item>
                <text:p text:style-name="P1">グラフ彩色によるレジスタ割り当ての実装</text:p>
              </text:list-item>
              <text:list-item>
                <text:p text:style-name="P1">命令数（前）:2165219020</text:p>
                <text:p text:style-name="P1"><text:span text:style-name="T5"/>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6" draw:layer="layout" svg:width="24.299cm" svg:height="3.005cm" svg:x="1.254cm" svg:y="0cm" presentation:class="title">
          <draw:text-box>
            <text:p text:style-name="P6">コンパイラ担当：卜部</text:p>
          </draw:text-box>
        </draw:frame>
        <draw:frame presentation:style-name="pr5" draw:text-style-name="P1" draw:layer="layout" svg:width="24.299cm" svg:height="7.798cm" svg:x="1.301cm" svg:y="6.621cm" presentation:class="outline" presentation:user-transformed="true">
          <draw:text-box>
            <text:list text:style-name="L1">
              <text:list-item>
                <text:p text:style-name="P1">グラフ彩色によるレジスタ割り当ての実装</text:p>
              </text:list-item>
              <text:list-item>
                <text:p text:style-name="P1">命令数（前）:2165219020</text:p>
              </text:list-item>
              <text:list-item>
                <text:p text:style-name="P1"><text:span text:style-name="T5">命令数（後）</text:span><text:span text:style-name="T5">:1993144173</text:span>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6" draw:layer="layout" svg:width="24.299cm" svg:height="3.005cm" svg:x="1.254cm" svg:y="0cm" presentation:class="title">
          <draw:text-box>
            <text:p text:style-name="P6">FPU担当：濱中</text:p>
          </draw:text-box>
        </draw:frame>
        <draw:frame presentation:style-name="pr6" draw:text-style-name="P1" draw:layer="layout" svg:width="24.299cm" svg:height="7.788cm" svg:x="1.35cm" svg:y="5.312cm" presentation:class="outline" presentation:user-transformed="true">
          <draw:text-box>
            <text:list text:style-name="L1">
              <text:list-item>
                <text:p>風邪をひきました</text:p>
                <text:p><text:s text:c="2"/>-うつしたらすみません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6" draw:layer="layout" svg:width="24.299cm" svg:height="3.005cm" svg:x="1.254cm" svg:y="0cm" presentation:class="title">
          <draw:text-box>
            <text:p text:style-name="P6">シミュレータ担当：名取</text:p>
          </draw:text-box>
        </draw:frame>
        <draw:frame presentation:style-name="pr6" draw:text-style-name="P1" draw:layer="layout" svg:width="24.299cm" svg:height="7.788cm" svg:x="1.35cm" svg:y="5.312cm" presentation:class="outline" presentation:user-transformed="true">
          <draw:text-box>
            <text:list text:style-name="L1">
              <text:list-item>
                <text:p>風邪をひきました</text:p>
                <text:p><text:s text:c="2"/>-本日欠席です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6" draw:layer="layout" svg:width="24.299cm" svg:height="3.005cm" svg:x="1.254cm" svg:y="0cm" presentation:class="title">
          <draw:text-box>
            <text:p text:style-name="P6">コア担当：冨田</text:p>
          </draw:text-box>
        </draw:frame>
        <draw:frame presentation:style-name="pr6" draw:text-style-name="P1" draw:layer="layout" svg:width="24.299cm" svg:height="7.788cm" svg:x="1.35cm" svg:y="5.312cm" presentation:class="outline" presentation:user-transformed="true">
          <draw:text-box>
            <text:list text:style-name="L1">
              <text:list-item>
                <text:p>クリックして余興の挿入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6" draw:layer="layout" svg:width="24.299cm" svg:height="3.005cm" svg:x="1.254cm" svg:y="0cm" presentation:class="title">
          <draw:text-box>
            <text:p text:style-name="P6">冨田さんからのメール：</text:p>
          </draw:text-box>
        </draw:frame>
        <draw:frame presentation:style-name="pr6" draw:text-style-name="P1" draw:layer="layout" svg:width="24.299cm" svg:height="7.788cm" svg:x="1.35cm" svg:y="5.312cm" presentation:class="outline" presentation:user-transformed="true">
          <draw:text-box>
            <text:list text:style-name="L1">
              <text:list-item>
                <text:p>「発表できるレベルに到達しなかった」</text:p>
                <text:p>　…とのこと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6" draw:layer="layout" svg:width="24.299cm" svg:height="3.005cm" svg:x="1.254cm" svg:y="0cm" presentation:class="title" presentation:user-transformed="true">
          <draw:text-box>
            <text:p>今後課題</text:p>
          </draw:text-box>
        </draw:frame>
        <draw:frame presentation:style-name="pr2" draw:text-style-name="P1" draw:layer="layout" svg:width="24.299cm" svg:height="11.879cm" svg:x="1.35cm" svg:y="4.212cm" presentation:class="outline" presentation:user-transformed="true">
          <draw:text-box>
            <text:list text:style-name="L1">
              <text:list-item>
                <text:p text:style-name="P1">卜部: 引き続き、コンパイラ最適化の続行</text:p>
              </text:list-item>
              <text:list-item>
                <text:p text:style-name="P1">濱中・名取:</text:p>
                <text:p text:style-name="P1">　卜部の補助/余興？</text:p>
                <text:p text:style-name="P1"/>
              </text:list-item>
              <text:list-item>
                <text:p text:style-name="P1">冨田: 余興<text:span text:style-name="T6">（１１</text:span>月分<text:span text:style-name="T6">？）</text:span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6" draw:layer="layout" svg:width="24.299cm" svg:height="3.005cm" svg:x="1.254cm" svg:y="0cm" presentation:class="title" presentation:user-transformed="true">
          <draw:text-box>
            <text:p>今後課題</text:p>
          </draw:text-box>
        </draw:frame>
        <draw:frame presentation:style-name="pr2" draw:text-style-name="P1" draw:layer="layout" svg:width="24.299cm" svg:height="11.879cm" svg:x="1.35cm" svg:y="4.212cm" presentation:class="outline" presentation:user-transformed="true">
          <draw:text-box>
            <text:list text:style-name="L1">
              <text:list-item>
                <text:p text:style-name="P1">卜部: 引き続き、コンパイラ最適化の続行</text:p>
              </text:list-item>
              <text:list-item>
                <text:p text:style-name="P1">濱中・名取:</text:p>
                <text:p text:style-name="P1">　<text:span text:style-name="T7">卜部の補助</text:span><text:span text:style-name="T7">/</text:span><text:span text:style-name="T7">余興？</text:span></text:p>
                <text:p text:style-name="P1">　風邪治す</text:p>
              </text:list-item>
              <text:list-item>
                <text:p text:style-name="P1">冨田: 余興<text:span text:style-name="T6">（１１</text:span>月分<text:span text:style-name="T6">？）</text:span></text:p>
                <text:p text:style-name="P1"/>
              </text:list-item>
            </text:list>
          </draw:text-box>
        </draw:frame>
        <draw:line draw:style-name="gr3" draw:text-style-name="P4" draw:layer="layout" svg:x1="3.8cm" svg:y1="8.3cm" svg:x2="13.5cm" svg:y2="8.3cm">
          <text:p/>
        </draw:line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-0.77cm"/>
      <style:text-properties fo:color="#e6e6e6" style:text-outline="false" style:text-line-through-style="none" fo:font-family="'Nimbus Roman No9 L'" style:font-family-generic="roman" style:font-pitch="variable" fo:font-size="27.3999996185303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055cm" fo:margin-right="0cm" fo:margin-top="0cm" fo:margin-bottom="0.342cm" fo:text-indent="-0.685cm"/>
      <style:text-properties fo:color="#e6e6e6" fo:font-family="'Nimbus Roman No9 L'" style:font-family-generic="roman" style:font-pitch="variable" fo:font-size="24pt" style:font-size-asian="28pt" style:font-size-complex="28pt"/>
    </style:style>
    <style:style style:name="harmaa2-outline3" style:family="presentation" style:parent-style-name="harmaa2-outline2">
      <style:paragraph-properties fo:margin-left="3.085cm" fo:margin-right="0cm" fo:margin-top="0cm" fo:margin-bottom="0.257cm" fo:text-indent="-0.514cm"/>
      <style:text-properties fo:color="#e6e6e6" fo:font-family="'Nimbus Roman No9 L'" style:font-family-generic="roman" style:font-pitch="variable" fo:font-size="20.6000003814697pt" style:font-size-asian="24pt" style:font-size-complex="24pt"/>
    </style:style>
    <style:style style:name="harmaa2-outline4" style:family="presentation" style:parent-style-name="harmaa2-outline3">
      <style:paragraph-properties fo:margin-left="4.113cm" fo:margin-right="0cm" fo:margin-top="0cm" fo:margin-bottom="0.171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outline5" style:family="presentation" style:parent-style-name="harmaa2-outline4">
      <style:paragraph-properties fo:margin-left="5.141cm" fo:margin-right="0cm" fo:margin-top="0cm" fo:margin-bottom="0.085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outline6" style:family="presentation" style:parent-style-name="harmaa2-outline5">
      <style:paragraph-properties fo:margin-left="6.169cm" fo:margin-right="0cm" fo:margin-top="0cm" fo:margin-bottom="0.085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outline7" style:family="presentation" style:parent-style-name="harmaa2-outline6">
      <style:paragraph-properties fo:margin-left="7.198cm" fo:margin-right="0cm" fo:margin-top="0cm" fo:margin-bottom="0.085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outline8" style:family="presentation" style:parent-style-name="harmaa2-outline7">
      <style:paragraph-properties fo:margin-left="8.226cm" fo:margin-right="0cm" fo:margin-top="0cm" fo:margin-bottom="0.085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outline9" style:family="presentation" style:parent-style-name="harmaa2-outline8">
      <style:paragraph-properties fo:margin-left="9.254cm" fo:margin-right="0cm" fo:margin-top="0cm" fo:margin-bottom="0.085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37.700000762939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Glossy-outline3" style:family="presentation" style:parent-style-name="Glossy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Glossy-outline4" style:family="presentation" style:parent-style-name="Glossy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Glossy-outline5" style:family="presentation" style:parent-style-name="Glossy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Glossy-outline6" style:family="presentation" style:parent-style-name="Glossy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Glossy-outline7" style:family="presentation" style:parent-style-name="Glossy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Glossy-outline8" style:family="presentation" style:parent-style-name="Glossy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Glossy-outline9" style:family="presentation" style:parent-style-name="Glossy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outline1">
      <style:graphic-properties draw:fill-color="#ffffff" draw:auto-grow-height="false" fo:min-height="13.86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harmaa2" style:page-layout-name="PM1" draw:style-name="Mdp1">
      <draw:frame presentation:style-name="Mpr1" draw:text-style-name="MP3" draw:layer="backgroundobjects" svg:width="24.299cm" svg:height="3.005cm" svg:x="1.35cm" svg:y="0.71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429cm" svg:x="10.858cm" svg:y="17.57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429cm" svg:x="0.482cm" svg:y="17.571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29cm" svg:height="0.429cm" svg:x="19.285cm" svg:y="17.571cm" presentation:class="page-number">
        <draw:text-box>
          <text:p text:style-name="MP2"><text:span text:style-name="MT2"><text:page-number>&lt;番号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6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4.299cm" svg:height="11.879cm" svg:x="1.35cm" svg:y="4.212cm" presentation:class="outline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558cm" svg:height="1.241cm" svg:x="9.234cm" svg:y="16.398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7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7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10-16T07:43:50</meta:creation-date>
    <dc:language>fi-FI</dc:language>
    <meta:editing-cycles>9</meta:editing-cycles>
    <meta:editing-duration>PT2H8M53S</meta:editing-duration>
    <meta:initial-creator>hamanaka </meta:initial-creator>
    <dc:date>2012-11-06T10:59:07</dc:date>
    <dc:creator>hamanaka </dc:creator>
    <meta:document-statistic meta:object-count="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libreoffice/basis3.3/share/template/en-US/presnt/Grey.otp"/>
  </office:meta>
</office:document-meta>
</file>